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stroke-dash="Dashed_20__28_var_29__20_53" svg:stroke-width="0.019cm" svg:stroke-color="#000000" draw:marker-start="" draw:marker-start-width="0.33cm" draw:marker-start-center="false" draw:marker-end="" draw:marker-end-width="0.33cm" draw:marker-end-center="false" draw:fill="solid" draw:fill-color="#ffe2f1"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draw:stroke-dash="Dashed_20__28_var_29__20_54"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style>
    <style:style style:name="gr3" style:family="graphic" style:parent-style-name="standard">
      <style:graphic-properties draw:stroke="solid" draw:stroke-dash="Dashed_20__28_var_29__20_55"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draw:stroke-dash="Dashed_20__28_var_29__20_56"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draw:stroke-dash="Dashed_20__28_var_29__20_57"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draw:stroke-dash="Dashed_20__28_var_29__20_58"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solid" draw:stroke-dash="Dashed_20__28_var_29__20_59"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solid" draw:stroke-dash="Dashed_20__28_var_29__20_60" svg:stroke-width="0.019cm" svg:stroke-color="#000000" draw:marker-start="" draw:marker-start-width="0.33cm" draw:marker-start-center="false" draw:marker-end="" draw:marker-end-width="0.3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P1" style:family="paragraph">
      <loext:graphic-properties draw:fill="solid" draw:fill-color="#ffe2f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2"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office:automatic-styles>
  <office:body>
    <office:drawing>
      <draw:page draw:name="page1" draw:style-name="dp1" draw:master-page-name="Default">
        <draw:g>
          <draw:polygon draw:style-name="gr1" draw:text-style-name="P1" draw:layer="layout" svg:width="1.799cm" svg:height="1.678cm" svg:x="10.038cm" svg:y="14.237cm" svg:viewBox="0 0 1800 1679" draw:points="1350,1679 1389,1656 1426,1630 1462,1603 1496,1574 1529,1543 1561,1511 1590,1477 1619,1442 1645,1405 1670,1367 1693,1328 1712,1288 1731,1247 1747,1204 1761,1161 1774,1118 1783,1074 1791,1030 1796,985 1800,939 1800,895 1799,850 1795,804 1789,760 1781,716 1771,672 1758,628 1743,586 1727,544 1708,503 1687,463 1664,424 1640,386 1613,350 1584,314 1554,281 1522,250 1489,219 1454,191 1417,164 1380,139 1341,115 1301,94 1261,75 1219,59 1176,43 1133,31 1090,20 1045,12 1000,5 956,2 911,0 865,1 820,4 775,9 731,16 686,26 644,38 601,51 558,67 517,85 477,106 437,128 399,152 362,178 327,207 293,236 260,267 229,300 201,334 173,370 147,407 123,446 102,484 82,526 64,567 49,610 35,652 24,696 15,740 7,785 3,830 0,875 0,919 3,965 7,1010 14,1055 22,1099 34,1143 47,1186 62,1228 80,1269 99,1310 121,1350 900,900">
            <text:p/>
          </draw:polygon>
          <draw:circle draw:style-name="gr2" draw:text-style-name="P2" draw:layer="layout" svg:width="1.8cm" svg:height="1.8cm" svg:x="10.038cm" svg:y="14.237cm">
            <text:p/>
          </draw:circle>
          <draw:line draw:style-name="gr3" draw:text-style-name="P3" draw:layer="layout" svg:x1="10.938cm" svg:y1="14.237cm" svg:x2="10.938cm" svg:y2="16.037cm">
            <text:p/>
          </draw:line>
          <draw:line draw:style-name="gr4" draw:text-style-name="P3" draw:layer="layout" svg:x1="10.038cm" svg:y1="15.137cm" svg:x2="11.838cm" svg:y2="15.137cm">
            <text:p/>
          </draw:line>
          <draw:line draw:style-name="gr5" draw:text-style-name="P3" draw:layer="layout" svg:x1="10.488cm" svg:y1="15.917cm" svg:x2="11.388cm" svg:y2="14.358cm">
            <text:p/>
          </draw:line>
          <draw:line draw:style-name="gr6" draw:text-style-name="P3" draw:layer="layout" svg:x1="10.159cm" svg:y1="15.587cm" svg:x2="11.718cm" svg:y2="14.687cm">
            <text:p/>
          </draw:line>
          <draw:line draw:style-name="gr7" draw:text-style-name="P3" draw:layer="layout" svg:x1="10.488cm" svg:y1="14.358cm" svg:x2="11.388cm" svg:y2="15.917cm">
            <text:p/>
          </draw:line>
          <draw:line draw:style-name="gr8" draw:text-style-name="P3" draw:layer="layout" svg:x1="10.159cm" svg:y1="14.687cm" svg:x2="11.718cm" svg:y2="15.587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8T07:52:48.850380260</meta:creation-date>
    <dc:date>2018-05-08T07:53:02.442824918</dc:date>
    <meta:editing-duration>PT14S</meta:editing-duration>
    <meta:editing-cycles>1</meta:editing-cycles>
    <meta:document-statistic meta:object-count="9"/>
    <meta:generator>LibreOffice/6.0.0.3$MacOSX_X86_64 LibreOffice_project/64a0f66915f38c6217de274f0aa8e15618924765</meta:generator>
  </office:meta>
</office:document-meta>
</file>